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UFFS</text:p>
      <text:p text:style-name="Standard"/>
      <text:p text:style-name="Standard">Infrared thermometer (Aubrey)</text:p>
      <text:p text:style-name="Standard">95% ETOH</text:p>
      <text:p text:style-name="Standard">forensic entomology kit (Aubrey)</text:p>
      <text:p text:style-name="Standard">microscope (Aubrey)</text:p>
      <text:p text:style-name="Standard">cooler with ice pack (Joey)</text:p>
      <text:p text:style-name="Standard">projector</text:p>
      <text:p text:style-name="Standard">speakers</text:p>
      <text:p text:style-name="Standard">computer</text:p>
      <text:p text:style-name="Standard">dvd drive</text:p>
      <text:p text:style-name="Standard">"Chrime Scene Creatures"</text:p>
      <text:p text:style-name="Standard"/>
      <text:p text:style-name="Standard">SCHEDULE</text:p>
      <text:p text:style-name="Standard"/>
      <text:p text:style-name="Standard">13:00 – 14:00<text:tab/> DVD CSC </text:p>
      <text:p text:style-name="Standard">14:00 – 14:10 Education pathway towards becoming a forensic scientist (Lee)</text:p>
      <text:p text:style-name="Standard">14:10 – 14:20 An Introduction to Insect Biology (Aubrey)</text:p>
      <text:p text:style-name="Standard">14:20 - 14:30 Pig Decomp Study (Joey)</text:p>
      <text:p text:style-name="Standard">14:30 – 14:45 Jeopardy</text:p>
      <text:p text:style-name="Standard">14:45 - 14:55 Tea time</text:p>
      <text:p text:style-name="Standard">14:55 – 15:00 Walk to study site</text:p>
      <text:p text:style-name="Standard">15:00 – 15:40 Collect at study site</text:p>
      <text:p text:style-name="Standard">15:40 – 15:45 Walk back to lab</text:p>
      <text:p text:style-name="Standard">15:45 – 16:30 Examine evidence in lab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3M29S</meta:editing-duration>
    <meta:editing-cycles>4</meta:editing-cycles>
    <meta:generator>OpenOffice.org/3.2$Win32 OpenOffice.org_project/320m12$Build-9483</meta:generator>
    <dc:date>2011-06-24T10:59:32.09</dc:date>
    <dc:creator>Aubrey Moore</dc:creator>
    <meta:printed-by>Aubrey Moore</meta:printed-by>
    <meta:print-date>2011-06-24T10:57:13.67</meta:print-date>
    <meta:document-statistic meta:table-count="0" meta:image-count="0" meta:object-count="0" meta:page-count="1" meta:paragraph-count="22" meta:word-count="95" meta:character-count="556"/>
    <meta:user-defined meta:name="Info 1"/>
    <meta:user-defined meta:name="Info 2"/>
    <meta:user-defined meta:name="Info 3"/>
    <meta:user-defined meta:name="Info 4"/>
  </office:meta>
</office:document-meta>
</file>